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0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6" calcext:value-type="float">
            <text:p>23,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table:number-columns-repeated="2" office:value-type="float" office:value="3.82829" calcext:value-type="float">
            <text:p>3,82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82829" calcext:value-type="float">
            <text:p>3,8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9" calcext:value-type="float">
            <text:p>3,9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92636" calcext:value-type="float">
            <text:p>3,9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.7" calcext:value-type="float">
            <text:p>40,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5"/>
        <table:table-column table:style-name="co18" table:number-columns-repeated="2" table:default-cell-style-name="ce5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6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8:34:45.004826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8T18:38:37.345614837</dc:date>
    <meta:editing-duration>PT3H39M50S</meta:editing-duration>
    <meta:editing-cycles>35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2.91863">
                <text:p>2.91863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9">
                <text:p>3.9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92636">
                <text:p>3.92636</text:p>
                <draw:g>
                  <svg:desc>Materials.L22:Materials.L31</svg:desc>
                </draw:g>
              </table:table-cell>
              <table:table-cell office:value-type="float" office:value="3.92636">
                <text:p>3.92636</text:p>
                <draw:g>
                  <svg:desc>Materials.M22:Materials.M31</svg:desc>
                </draw:g>
              </table:table-cell>
              <table:table-cell office:value-type="float" office:value="3.92636">
                <text:p>3.92636</text:p>
                <draw:g>
                  <svg:desc>Materials.N22:Materials.N31</svg:desc>
                </draw:g>
              </table:table-cell>
              <table:table-cell office:value-type="float" office:value="3.92636">
                <text:p>3.92636</text:p>
                <draw:g>
                  <svg:desc>Materials.O22:Materials.O31</svg:desc>
                </draw:g>
              </table:table-cell>
              <table:table-cell office:value-type="float" office:value="3.92636">
                <text:p>3.92636</text:p>
                <draw:g>
                  <svg:desc>Materials.P22:Materials.P31</svg:desc>
                </draw:g>
              </table:table-cell>
              <table:table-cell office:value-type="float" office:value="3.92636">
                <text:p>3.9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